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101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1014"/>
        </table:table-row>
        <table:table-row table:style-name="ro1" table:number-rows-repeated="4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39])" office:value-type="float" office:value="4411.1" calcext:value-type="float">
            <text:p>4411.10</text:p>
          </table:table-cell>
          <table:table-cell table:style-name="ce28" table:formula="of:=SUM([.C2:.C239])" office:value-type="float" office:value="970.3063498528" calcext:value-type="float">
            <text:p>970.31</text:p>
          </table:table-cell>
          <table:table-cell table:style-name="ce28" table:formula="of:=SUM([.D2:.D239])" office:value-type="float" office:value="60640.4" calcext:value-type="float">
            <text:p>60640.40</text:p>
          </table:table-cell>
          <table:table-cell table:style-name="ce32" table:formula="of:=[.D240]/[.C240]" office:value-type="float" office:value="62.4961384713183" calcext:value-type="float">
            <text:p>62.50</text:p>
          </table:table-cell>
          <table:table-cell table:style-name="ce36"/>
          <table:table-cell table:style-name="ce40"/>
          <table:table-cell table:style-name="ce28" table:formula="of:=SUM([.H2:.H239])" office:value-type="float" office:value="5263.62546" calcext:value-type="float">
            <text:p>5263.63</text:p>
          </table:table-cell>
          <table:table-cell table:style-name="ce40"/>
          <table:table-cell table:style-name="ce28"/>
          <table:table-cell table:number-columns-repeated="101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6:38:05.724667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Mark Gadsby</meta:initial-creator>
    <meta:creation-date>2013-03-08T01:41:14Z</meta:creation-date>
    <dc:date>2019-09-28T16:40:54.262655077</dc:date>
    <meta:editing-cycles>232</meta:editing-cycles>
    <meta:editing-duration>PT9H47M52S</meta:editing-duration>
    <meta:document-statistic meta:table-count="1" meta:cell-count="2315" meta:object-count="0"/>
  </office:meta>
</office:document-meta>
</file>